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Header">
      <style:paragraph-properties fo:text-align="center" style:justify-single-word="false"/>
      <style:text-properties fo:color="#333333"/>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Artículo del redactor jefe</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2</text:user-defined></text:p>
          </table:table-cell>
          <table:table-cell table:style-name="Versiones.B2" office:value-type="string">
            <text:p text:style-name="P11">Traduciendo el segundo párrafo</text:p>
          </table:table-cell>
        </table:table-row>
        <table:table-row>
          <table:table-cell table:style-name="Versiones.A3" office:value-type="string">
            <text:p text:style-name="P10">0.1</text:p>
          </table:table-cell>
          <table:table-cell table:style-name="Versiones.B2" office:value-type="string">
            <text:p text:style-name="P11">Traducido el primer párrafo</text:p>
          </table:table-cell>
        </table:table-row>
        <table:table-row>
          <table:table-cell table:style-name="Versiones.A2" office:value-type="string">
            <text:p text:style-name="P10">0.01</text:p>
          </table:table-cell>
          <table:table-cell table:style-name="Versiones.B2" office:value-type="string">
            <text:p text:style-name="P11">Empezand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Primer párrafo (corregido el 10-XII-07)<text:tab/>3</text:p>
          <text:p text:style-name="P15">2 Segundo párrafo (corregido parcialmente el 10-XII-07)<text:tab/>3</text:p>
          <text:p text:style-name="P15">3 Tercer párrafo (corregido el 10-XII-07)<text:tab/>3</text:p>
          <text:p text:style-name="P15">4 Cuarto párrafo (corregido el 10-XII-07)<text:tab/>3</text:p>
          <text:p text:style-name="P15">5 Quinto párrafo (corregido el 10-XII-07)<text:tab/>3</text:p>
          <text:p text:style-name="P15">6. Sexto párrafo (corregido el 10-XII-07)<text:tab/>3</text:p>
          <text:p text:style-name="P15">7 Séptimo párrafo (corregido el 10-XII-07)<text:tab/>4</text:p>
          <text:p text:style-name="P15">8 Octavo párrafo (corregido el 10-XII-07)<text:tab/>4</text:p>
          <text:p text:style-name="P15">9 Noveno párrafo (corregido el 10-XII-07)<text:tab/>4</text:p>
          <text:p text:style-name="P15">10 Décimo párrafo (corregido el 10-XII-07)<text:tab/>4</text:p>
        </text:index-body>
      </text:table-of-content>
      <text:p text:style-name="P13"/>
      <text:section text:style-name="Sect4" text:name="Área2">
        <text:h text:style-name="P14" text:outline-level="1">1 Primer párrafo (corregido el 10-XII-07)</text:h>
        <text:p text:style-name="P6">Es necesario tomar posiciones respecto a los hackers</text:p>
        <text:p text:style-name="P6">¿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6"/>
        <text:h text:style-name="Heading_20_1" text:outline-level="1">2 Segundo párrafo (corregido parcialmente el 10-XII-07)</text:h>
        <text:p text:style-name="P6">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y en tanto en cuanto no se estropeaba nada <text:s/>estaba bien utilizar algunos ciclos sin carga útil. Nadie parecía conseguir superar el tope que ese tipo de acceso fue dando y no parecía haber ninguna ley que prohibiera dicho acceso en un primer momento.</text:p>
        <text:p text:style-name="P6"/>
        <text:h text:style-name="Heading_20_1" text:outline-level="1">3 Tercer párrafo (corregido el 10-XII-07)</text:h>
        <text:p text:style-name="P6">Las cosas han cambiado drásticamente desde los tiempos de los primeros hackers. Internet hoy es enorme (posiblemente tiene unos 400 millones de usuarios ahora), está fuera de control y es francamente peligroso, principalmente debido a la actividad de una nueva raza de hackers. Lejos quedan los días en los que accedían a sistemas sin autorización rigiéndose por un código ético que abogaba por no dañar a las máquinas. El acceso no autorizado a Internet fue un común denominador en la mayoría de ataques que ocasionaron unos daños estimados en aproximadamente 445muillones de dólares según individuos de 223 organizaciones que completaron la encuesta FBI/CSI del 2002. Los ataques por denegación de servicio y las modificaciones de páginas web comprometen ahora las dos formas más frecuentes de incidentes a la seguridad en Internet. La legislación ( a pesar se ser insuficiente en su mayoría) persigue ahora el acceso no autorizado en gran parte del mundo. De acuerdo con esto unos pocos de los profesionales de la seguridad de la información abogan por conocer lo que está haciendo la comunidad hacker – nosotros necesitamos conocer a nuestro enemigo, además de hablar. Otros van más lejos y contratan en la actualidad personas quienes realizaban accesos no autorizados en el pasado reiteradamente o quienes todavía se dedican a actividades ilegales. Su razonamiento es el siguiente: “nadie sabe mejor que ellos como romper la seguridad y como defender adecuadamente los sistemas y las redes”.</text:p>
        <text:p text:style-name="P6"/>
        <text:h text:style-name="Heading_20_1" text:outline-level="1"><text:soft-page-break/>4 Cuarto párrafo (corregido el 10-XII-07)</text:h>
        <text:p text:style-name="P6">Una cuestión realizada durante el último año indicaba que más de un tercio de los directores de empresa desearían contratar a Kevin Mittnick, un condenado criminal informático, como consultor de seguridad. Algunos vendedores realizan</text:p>
        <text:p text:style-name="P6">askaflkhaslk</text:p>
        <text:h text:style-name="Heading_20_1" text:outline-level="1">5 Quinto párrafo (corregido el 10-XII-07)</text:h>
        <text:p text:style-name="P6">Sin copiar del cuaderno</text:p>
        <text:p text:style-name="P6"/>
        <text:h text:style-name="Heading_20_1" text:outline-level="1">6. Sexto párrafo (corregido el 10-XII-07)</text:h>
        <text:p text:style-name="P6">Sin copiar del cuaderno</text:p>
        <text:h text:style-name="Heading_20_1" text:outline-level="1">7 Séptimo párrafo (corregido el 10-XII-07)</text:h>
        <text:p text:style-name="P6">Sin copiar del cuaderno</text:p>
        <text:p text:style-name="P6"/>
        <text:h text:style-name="Heading_20_1" text:outline-level="1">8 Octavo párrafo (corregido el 10-XII-07)</text:h>
        <text:p text:style-name="P6">Sin copiar del cuaderno</text:p>
        <text:p text:style-name="P6"/>
        <text:h text:style-name="Heading_20_1" text:outline-level="1">9 Noveno párrafo (corregido el 10-XII-07)</text:h>
        <text:p text:style-name="P6">Sin copiar del cuaderno</text:p>
        <text:p text:style-name="P6"/>
        <text:h text:style-name="Heading_20_1" text:outline-level="1">10 Décimo párrafo (corregido el 10-XII-07)</text:h>
        <text:p text:style-name="P6">Sin copiar del cuadern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05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0</text:user-defined></text:span></text:p>
          <text:p text:style-name="P3"><text:span text:style-name="T1">Última rev: </text:span><text:span text:style-name="T1"><text:user-defined text:name="Última Revisión">17-XII-07</text:user-defined></text:span></text:p>
          <text:p text:style-name="P3"><text:span text:style-name="T1">Versión: </text:span><text:span text:style-name="T1"><text:user-defined text:name="Versión">0.2</text:user-defined></text:span></text:p>
          <text:p text:style-name="P3"><text:span text:style-name="T1">Página </text:span><text:span text:style-name="T1"><text:page-number style:num-format="1" text:select-page="current">2</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12:13:06</dc:date>
    <meta:keyword>Artículo del redactor jefe</meta:keyword>
    <meta:keyword>hackers</meta:keyword>
    <meta:keyword>traducción de textos Rosario Plaza rplaza@fi.upm.es</meta:keyword>
    <meta:editing-cycles>295</meta:editing-cycles>
    <meta:editing-duration>PT22H55M38S</meta:editing-duration>
    <meta:user-defined meta:name="Autor">Rubén Paje del Pino</meta:user-defined>
    <meta:user-defined meta:name="Versión">0.2</meta:user-defined>
    <meta:user-defined meta:name="Texto">10</meta:user-defined>
    <meta:user-defined meta:name="Última Revisión">17-XII-07</meta:user-defined>
    <meta:document-statistic meta:table-count="1" meta:image-count="0" meta:object-count="0" meta:page-count="4" meta:paragraph-count="54" meta:word-count="814" meta:character-count="4867"/>
  </office:meta>
</office:document-meta>
</file>